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4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5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6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9" style:family="graphic" style:parent-style-name="objectwithoutfill">
      <style:graphic-properties svg:stroke-color="#663399" draw:marker-end-width="0.15cm" draw:fill="none" draw:textarea-vertical-align="middle"/>
    </style:style>
    <style:style style:name="gr40" style:family="graphic" style:parent-style-name="Default_5f_1">
      <style:graphic-properties svg:stroke-color="#663399" draw:fill-color="#ffffff" draw:fill-gradient-name="Gradient_20_3" draw:fill-image-name="Bitmap_20_1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1" style:family="graphic" style:parent-style-name="Default_5f_1" style:list-style-name="L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5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7" style:family="graphic" style:parent-style-name="standard">
      <style:graphic-properties svg:stroke-color="#663399" draw:fill-color="#ffffff" draw:fill-gradient-name="Gradient_20_3" draw:fill-image-name="Bitmap_20_1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8" style:family="graphic" style:parent-style-name="standard" style:list-style-name="L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49" style:family="graphic" style:parent-style-name="standard" style:list-style-name="L1">
      <style:graphic-properties svg:stroke-color="#3333ff" draw:fill-color="#663399" draw:fill-gradient-name="Gradient_20_3" draw:fill-image-name="Bitmap_20_1" draw:textarea-horizontal-align="justify" draw:textarea-vertical-align="middle" draw:auto-grow-height="false" fo:min-height="0.25cm" fo:min-width="3.7cm"/>
    </style:style>
    <style:style style:name="gr50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4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5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6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7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8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59" style:family="graphic" style:parent-style-name="objectwithoutfill">
      <style:graphic-properties svg:stroke-color="#336699" draw:marker-end-width="0.15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P16" style:family="paragraph"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 draw:fill-image-name="Bitmap_20_1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 draw:fill-image-name="Bitmap_20_1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1" style:family="text">
      <style:text-properties fo:color="#ff950e" fo:font-size="6pt" fo:font-weight="bold" style:font-size-asian="18pt" style:font-weight-asian="normal" style:font-size-complex="18pt" style:font-weight-complex="normal"/>
    </style:style>
    <style:style style:name="T12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0-</text:span><text:span text:style-name="T4">21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</text:span><text:span text:style-name="T5">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</text:span><text:span text:style-name="T5">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</text:span><text:span text:style-name="T6">2014-2017 </text:span><text:span text:style-name="T6">Pierre Wieser </text:span><text:span text:style-name="T6">&lt;pwieser@try</text:span><text:span text:style-name="T6">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737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97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6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169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2cm" svg:height="0.5cm" svg:x="12cm" svg:y="7.901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065cm" svg:x="12cm" svg:y="11.402cm">
          <text:p text:style-name="P15">#<text:tab/>TFO_MNEMO<text:tab/>VX(64)</text:p>
          <text:p text:style-name="P15">#<text:tab/>TFO_BOOL_ROW<text:tab/>INTEGER)</text:p>
          <text:p text:style-name="P15"><text:tab/>TFO_BOOL_LABEL<text:tab/>VX(256)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4.2cm" svg:height="0.5cm" svg:x="12cm" svg:y="10.901cm">
          <text:p text:style-name="P16">TVA_T_FORMS_BOO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4.2cm" svg:height="0.5cm" svg:x="35cm" svg:y="7.901cm">
          <text:p text:style-name="P16">TVA_T_VERSI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2.793cm" svg:x="12cm" svg:y="13.102cm">
          <text:p text:style-name="P15">#<text:tab/>TFO_MNEMO<text:tab/>VX(64)</text:p>
          <text:p text:style-name="P15">#<text:tab/>TFO_DET_ROW<text:tab/>INTEGER)</text:p>
          <text:p text:style-name="P15"><text:tab/>TFO_DET_CODE<text:tab/>VX(64)</text:p>
          <text:p text:style-name="P15"><text:tab/>TFO_DET_LABEL<text:tab/>VX(256)</text:p>
          <text:p text:style-name="P15"><text:tab/>TFO_DET_LEVEL<text:tab/>INTEGER</text:p>
          <text:p text:style-name="P15"><text:tab/>TFO_DET_HAS_BASE<text:tab/>X(1)</text:p>
          <text:p text:style-name="P15"><text:tab/>TFO_DET_BASE<text:tab/>VX(256)</text:p>
          <text:p text:style-name="P15"><text:tab/>TFO_DET_HAS_AMOUNT<text:tab/>X(1)</text:p>
          <text:p text:style-name="P15"><text:tab/>TFO_DET_AMOUNT<text:tab/>VX(256)</text:p>
          <text:p text:style-name="P15"><text:tab/>TFO_DET_HAS_TEMPLATE<text:tab/>X(1)</text:p>
          <text:p text:style-name="P15"><text:tab/>TFO_DET_TEMPLATE<text:tab/>VX(64)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4.2cm" svg:height="0.5cm" svg:x="12cm" svg:y="12.601cm">
          <text:p text:style-name="P16">TVA_T_FORMS_DET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6.2cm" svg:y1="11.601cm" svg:x2="16.6cm" svg:y2="11.601cm">
          <text:p/>
        </draw:line>
        <draw:custom-shape draw:style-name="gr40" draw:text-style-name="P19" draw:layer="layout" svg:width="4.202cm" svg:height="4.305cm" svg:x="22cm" svg:y="8.402cm">
          <text:p text:style-name="P15">#<text:tab/>TFO_MNEMO<text:tab/>VX(64)</text:p>
          <text:p text:style-name="P15">#<text:tab/>TFO_END<text:tab/>DATE</text:p>
          <text:p text:style-name="P15"><text:tab/>TFO_HAS_CORRESPONDENCE<text:tab/>X(1)</text:p>
          <text:p text:style-name="P15"><text:tab/>TFO_CRE_USER<text:tab/>VX(64)</text:p>
          <text:p text:style-name="P15"><text:tab/>TFO_CRE_STAMP<text:tab/>TIMESTAMP</text:p>
          <text:p text:style-name="P15"><text:tab/>TFO_LABEL<text:tab/>VX(256)</text:p>
          <text:p text:style-name="P15"><text:tab/>TFO_CORRESPONDENCE<text:tab/>VX(4096)</text:p>
          <text:p text:style-name="P15"><text:tab/>TFO_BEGIN<text:tab/>DATE</text:p>
          <text:p text:style-name="P15"><text:tab/>TFO_NOTES<text:tab/>VX(4096)</text:p>
          <text:p text:style-name="P15"><text:tab/>TFO_UPD_USER<text:tab/>VX(64)</text:p>
          <text:p text:style-name="P15"><text:tab/>TFO_UPD_STAMP<text:tab/>TIMESTAMP</text:p>
          <text:p text:style-name="P15"><text:tab/>TFO_DOPE<text:tab/>DATE</text:p>
          <text:p text:style-name="P15"><text:tab/>TFO_OPE_USER<text:tab/>VX(64)</text:p>
          <text:p text:style-name="P15"><text:tab/>TFO_OPE_STAMP<text:tab/>TIMESTAMP</text:p>
          <text:p text:style-name="P15"><text:tab/>TFO_STATUS<text:tab/>X(1)</text:p>
          <text:p text:style-name="P15"><text:tab/>TFO_STA_CLOSING<text:tab/>DATE</text:p>
          <text:p text:style-name="P15"><text:tab/>TFO_STA_USER<text:tab/>VX(64)</text:p>
          <text:p text:style-name="P15"><text:tab/>TFO_STA_STAMP<text:tab/>TIMESTAMP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4.2cm" svg:height="0.5cm" svg:x="22cm" svg:y="7.901cm">
          <text:p text:style-name="P16">TVA_T_RECORDS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4.202cm" svg:height="1.497cm" svg:x="22cm" svg:y="13.302cm">
          <text:p text:style-name="P15">#<text:tab/>TFO_MNEMO<text:tab/>VX(64)</text:p>
          <text:p text:style-name="P15">#<text:tab/>TFO_END<text:tab/>DATE</text:p>
          <text:p text:style-name="P15">#<text:tab/>TFO_BOOL_ROW<text:tab/>INTEGER)</text:p>
          <text:p text:style-name="P15"><text:tab/>TFO_BOOL_LABEL<text:tab/>VX(256)</text:p>
          <text:p text:style-name="P15"><text:tab/>TFO_BOOL_TRUE<text:tab/>X(1)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12.801cm">
          <text:p text:style-name="P16">TVA_T_RECORDS_BOOL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4.202cm" svg:height="3.657cm" svg:x="22cm" svg:y="15.352cm">
          <text:p text:style-name="P15">#<text:tab/>TFO_MNEMO<text:tab/>VX(64)</text:p>
          <text:p text:style-name="P15">#<text:tab/>TFO_END<text:tab/>DATE</text:p>
          <text:p text:style-name="P15">#<text:tab/>TFO_DET_ROW<text:tab/>INTEGER)</text:p>
          <text:p text:style-name="P15"><text:tab/>TFO_DET_CODE<text:tab/>VX(64)</text:p>
          <text:p text:style-name="P15"><text:tab/>TFO_DET_LABEL<text:tab/>VX(256)</text:p>
          <text:p text:style-name="P15"><text:tab/>TFO_DET_LEVEL<text:tab/>INTEGER</text:p>
          <text:p text:style-name="P15"><text:tab/>TFO_DET_HAS_BASE<text:tab/>X(1)</text:p>
          <text:p text:style-name="P15"><text:tab/>TFO_DET_BASEF<text:tab/>VX(256)</text:p>
          <text:p text:style-name="P15"><text:tab/>TFO_DET_BASE<text:tab/>DECIMAL(20,5)</text:p>
          <text:p text:style-name="P15"><text:tab/>TFO_DET_HAS_AMOUNT<text:tab/>X(1)</text:p>
          <text:p text:style-name="P15"><text:tab/>TFO_DET_AMOUNTF<text:tab/>VX(256)</text:p>
          <text:p text:style-name="P15"><text:tab/>TFO_DET_AMOUNT<text:tab/>DECIMAL(20,5)</text:p>
          <text:p text:style-name="P15"><text:tab/>TFO_DET_HAS_TEMPLATE<text:tab/>X(1)</text:p>
          <text:p text:style-name="P15"><text:tab/>TFO_DET_TEMPLATE<text:tab/>VX(64)</text:p>
          <text:p text:style-name="P15"><text:tab/>TFO_DET_OPE_NUMBER<text:tab/>BIGINT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4.901cm">
          <text:p text:style-name="P16">TVA_T_RECORDS_DET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4" draw:text-style-name="P22" draw:layer="layout" svg:width="2.733cm" svg:height="0.276cm" svg:x="8.3cm" svg:y="15.301cm">
          <draw:text-box>
            <text:p text:style-name="P21"><text:span text:style-name="T10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5" draw:text-style-name="P20" draw:layer="layout" svg:x1="12cm" svg:y1="15.001cm" svg:x2="11cm" svg:y2="15.001cm">
          <text:p/>
        </draw:line>
        <draw:frame draw:style-name="gr46" draw:text-style-name="P24" draw:layer="layout" svg:width="2.023cm" svg:height="0.551cm" svg:x="8.9cm" svg:y="14.701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</text:span><text:span text:style-name="T5">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</text:span><text:span text:style-name="T6">2014-2017 </text:span><text:span text:style-name="T6">Pierre Wieser </text:span><text:span text:style-name="T6">&lt;pwieser@try</text:span><text:span text:style-name="T6">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</text:span><text:span text:style-name="T5">Data </text:span><text:span text:style-name="T5">Model</text:span></text:p>
          </draw:text-box>
        </draw:frame>
        <draw:custom-shape draw:style-name="gr47" draw:text-style-name="P19" draw:layer="layout" svg:width="4.202cm" svg:height="1.065cm" svg:x="22cm" svg:y="19.602cm">
          <text:p text:style-name="P15">#<text:tab/>TFO_MNEMO<text:tab/>VX(64)</text:p>
          <text:p text:style-name="P15">#<text:tab/>TFO_END<text:tab/>DATE</text:p>
          <text:p text:style-name="P15">#<text:tab/>TFO_DOC_ID<text:tab/>BIGINT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4.2cm" svg:height="0.5cm" svg:x="22cm" svg:y="19.101cm">
          <text:p text:style-name="P16">TVA_T_RECORDS_DOC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202cm" svg:height="0.849cm" svg:x="12cm" svg:y="16.502cm">
          <text:p text:style-name="P15">#<text:tab/>TFO_MNEMO<text:tab/>VX(64)</text:p>
          <text:p text:style-name="P15">#<text:tab/>TFO_DOC_ID<text:tab/>BIGINT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12cm" svg:y="16.001cm">
          <text:p text:style-name="P16">TVA_T_FORMS_DOC</text:p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16.785cm" svg:y1="8.599cm" svg:x2="16.185cm" svg:y2="8.599cm">
          <text:p/>
        </draw:line>
        <draw:frame draw:style-name="gr51" draw:text-style-name="P22" draw:layer="layout" svg:width="1.619cm" svg:height="0.276cm" svg:x="17.35cm" svg:y="16.801cm">
          <draw:text-box>
            <text:p text:style-name="P21"><text:span text:style-name="T10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39" draw:text-style-name="P12" draw:layer="layout" svg:x1="16.607cm" svg:y1="11.599cm" svg:x2="16.607cm" svg:y2="8.601cm">
          <text:p/>
        </draw:line>
        <draw:line draw:style-name="gr39" draw:text-style-name="P12" draw:layer="layout" svg:x1="16.705cm" svg:y1="13.316cm" svg:x2="16.705cm" svg:y2="8.601cm">
          <text:p/>
        </draw:line>
        <draw:line draw:style-name="gr39" draw:text-style-name="P12" draw:layer="layout" svg:x1="16.794cm" svg:y1="16.718cm" svg:x2="16.795cm" svg:y2="8.601cm">
          <text:p/>
        </draw:line>
        <draw:line draw:style-name="gr39" draw:text-style-name="P12" draw:layer="layout" svg:x1="16.2cm" svg:y1="13.301cm" svg:x2="16.7cm" svg:y2="13.301cm">
          <text:p/>
        </draw:line>
        <draw:line draw:style-name="gr39" draw:text-style-name="P12" draw:layer="layout" svg:x1="16.2cm" svg:y1="16.701cm" svg:x2="16.8cm" svg:y2="16.701cm">
          <text:p/>
        </draw:line>
        <draw:line draw:style-name="gr39" draw:text-style-name="P12" draw:layer="layout" svg:x1="26.215cm" svg:y1="13.453cm" svg:x2="26.615cm" svg:y2="13.453cm">
          <text:p/>
        </draw:line>
        <draw:line draw:style-name="gr50" draw:text-style-name="P12" draw:layer="layout" svg:x1="26.8cm" svg:y1="8.551cm" svg:x2="26.2cm" svg:y2="8.551cm">
          <text:p/>
        </draw:line>
        <draw:line draw:style-name="gr39" draw:text-style-name="P12" draw:layer="layout" svg:x1="26.612cm" svg:y1="13.48cm" svg:x2="26.612cm" svg:y2="8.551cm">
          <text:p/>
        </draw:line>
        <draw:line draw:style-name="gr39" draw:text-style-name="P12" draw:layer="layout" svg:x1="26.706cm" svg:y1="15.564cm" svg:x2="26.707cm" svg:y2="8.551cm">
          <text:p/>
        </draw:line>
        <draw:line draw:style-name="gr39" draw:text-style-name="P12" draw:layer="layout" svg:x1="26.804cm" svg:y1="19.765cm" svg:x2="26.804cm" svg:y2="8.551cm">
          <text:p/>
        </draw:line>
        <draw:line draw:style-name="gr39" draw:text-style-name="P12" draw:layer="layout" svg:x1="26.215cm" svg:y1="15.553cm" svg:x2="26.715cm" svg:y2="15.553cm">
          <text:p/>
        </draw:line>
        <draw:line draw:style-name="gr39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1" draw:text-style-name="P22" draw:layer="layout" svg:width="1.619cm" svg:height="0.276cm" svg:x="27.348cm" svg:y="20.068cm">
          <draw:text-box>
            <text:p text:style-name="P21"><text:span text:style-name="T10">OFA_T_DOCS</text:span></text:p>
          </draw:text-box>
        </draw:frame>
      </draw:page>
      <draw:page draw:name="page3" draw:style-name="dp1" draw:master-page-name="Default">
        <draw:custom-shape draw:style-name="gr52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4.2cm" svg:height="0.5cm" svg:x="35cm" svg:y="6cm">
          <text:p text:style-name="P25"><text:span text:style-name="T12">REC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4.202cm" svg:height="3.873cm" svg:x="13.5cm" svg:y="6.467cm">
          <text:p text:style-name="P15">#<text:tab/>REC_MNEMO<text:tab/>VX(64)</text:p>
          <text:p text:style-name="P15"><text:tab/>REC_CRE_USER<text:tab/>VX(64)</text:p>
          <text:p text:style-name="P15"><text:tab/>REC_CRE_STAMP<text:tab/>TIMESTAMP</text:p>
          <text:p text:style-name="P15"><text:tab/>REC_LABEL<text:tab/>VX(256)</text:p>
          <text:p text:style-name="P15"><text:tab/>REC_OPE_TEMPLATE<text:tab/>VX(64)</text:p>
          <text:p text:style-name="P15"><text:tab/>REC_PERIOD_ID<text:tab/>X(1)</text:p>
          <text:p text:style-name="P15"><text:tab/>REC_PERIOD_N<text:tab/>INTEGER</text:p>
          <text:p text:style-name="P15"><text:tab/>REC_PERIOD_DET<text:tab/>VX(256)</text:p>
          <text:p text:style-name="P15"><text:tab/>REC_DEF_AMOUNT1<text:tab/>VX(64)</text:p>
          <text:p text:style-name="P15"><text:tab/>REC_DEF_AMOUNT2<text:tab/>VX(64)</text:p>
          <text:p text:style-name="P15"><text:tab/>REC_DEF_AMOUNT3<text:tab/>VX(64)</text:p>
          <text:p text:style-name="P15"><text:tab/>REC_ENABLED<text:tab/>X(1)</text:p>
          <text:p text:style-name="P15"><text:tab/>REC_END<text:tab/>DATE</text:p>
          <text:p text:style-name="P15"><text:tab/>REC_NOTES<text:tab/>VX(4096)</text:p>
          <text:p text:style-name="P15"><text:tab/>REC_UPD_USER<text:tab/>VX(64)</text:p>
          <text:p text:style-name="P15"><text:tab/>REC_UPD_STAMP<text:tab/>TIMESTAMP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4.2cm" svg:height="0.5cm" svg:x="13.5cm" svg:y="6cm">
          <text:p text:style-name="P25"><text:span text:style-name="T12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4.2cm" svg:height="0.5cm" svg:x="4.5cm" svg:y="6cm">
          <text:p text:style-name="P25"><text:span text:style-name="T12">REC_T_GEN</text:span></text:p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4.2cm" svg:height="0.5cm" svg:x="22.5cm" svg:y="6cm">
          <text:p text:style-name="P25"><text:span text:style-name="T12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</text:span><text:span text:style-name="T5">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</text:span><text:span text:style-name="T4">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</text:span><text:span text:style-name="T6">2014-2017 </text:span><text:span text:style-name="T6">Pierre Wieser </text:span><text:span text:style-name="T6">&lt;pwieser@try</text:span><text:span text:style-name="T6">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</text:span><text:span text:style-name="T5">Recurren</text:span><text:span text:style-name="T5">t » Data </text:span><text:span text:style-name="T5">Model</text:span></text:p>
          </draw:text-box>
        </draw:frame>
        <draw:custom-shape draw:style-name="gr56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4.2cm" svg:height="0.5cm" svg:x="13.5cm" svg:y="10.4cm">
          <text:p text:style-name="P25"><text:span text:style-name="T12">REC_T_MODELS_DOC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4.2cm" svg:height="0.5cm" svg:x="22.506cm" svg:y="11.15cm">
          <text:p text:style-name="P25"><text:span text:style-name="T12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1" draw:text-style-name="P22" draw:layer="layout" svg:width="1.619cm" svg:height="0.276cm" svg:x="18.86cm" svg:y="11.172cm">
          <draw:text-box>
            <text:p text:style-name="P21"><text:span text:style-name="T10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1" draw:text-style-name="P22" draw:layer="layout" svg:width="1.619cm" svg:height="0.276cm" svg:x="27.845cm" svg:y="11.924cm">
          <draw:text-box>
            <text:p text:style-name="P21"><text:span text:style-name="T10">OFA_T_DOCS</text:span></text:p>
          </draw:text-box>
        </draw:frame>
        <draw:line draw:style-name="gr58" draw:text-style-name="P12" draw:layer="layout" svg:x1="27.208cm" svg:y1="6.65cm" svg:x2="26.708cm" svg:y2="6.65cm">
          <text:p/>
        </draw:line>
        <draw:line draw:style-name="gr59" draw:text-style-name="P12" draw:layer="layout" svg:x1="26.7cm" svg:y1="11.85cm" svg:x2="27.2cm" svg:y2="11.85cm">
          <text:p/>
        </draw:line>
        <draw:line draw:style-name="gr59" draw:text-style-name="P12" draw:layer="layout" svg:x1="27.208cm" svg:y1="11.848cm" svg:x2="27.208cm" svg:y2="6.65cm">
          <text:p/>
        </draw:line>
        <draw:line draw:style-name="gr58" draw:text-style-name="P12" draw:layer="layout" svg:x1="18.208cm" svg:y1="6.613cm" svg:x2="17.708cm" svg:y2="6.613cm">
          <text:p/>
        </draw:line>
        <draw:line draw:style-name="gr59" draw:text-style-name="P12" draw:layer="layout" svg:x1="17.7cm" svg:y1="11.074cm" svg:x2="18.2cm" svg:y2="11.074cm">
          <text:p/>
        </draw:line>
        <draw:line draw:style-name="gr59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4" draw:text-style-name="P22" draw:layer="layout" svg:width="2.733cm" svg:height="0.276cm" svg:x="9.8cm" svg:y="7.4cm">
          <draw:text-box>
            <text:p text:style-name="P21"><text:span text:style-name="T10">OFA_T_OPE_TEM</text:span><text:span text:style-name="T10">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0" draw:text-style-name="P22" draw:layer="layout" svg:width="1.031cm" svg:height="0.276cm" svg:x="11.401cm" svg:y="7.6cm">
          <draw:text-box>
            <text:p text:style-name="P21"><text:span text:style-name="T10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4" draw:text-style-name="P22" draw:layer="layout" svg:width="2.733cm" svg:height="0.276cm" svg:x="18.801cm" svg:y="7.4cm">
          <draw:text-box>
            <text:p text:style-name="P21"><text:span text:style-name="T10">OFA_T_OPE_TEM</text:span><text:span text:style-name="T10">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0" draw:text-style-name="P22" draw:layer="layout" svg:width="1.031cm" svg:height="0.276cm" svg:x="20.402cm" svg:y="7.6cm">
          <draw:text-box>
            <text:p text:style-name="P21"><text:span text:style-name="T10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04T15:16:18.673950735</dc:date>
    <meta:editing-duration>P37DT14H14M9S</meta:editing-duration>
    <meta:editing-cycles>369</meta:editing-cycles>
    <meta:generator>LibreOffice/5.3.7.1$Linux_X86_64 LibreOffice_project/30$Build-1</meta:generator>
    <meta:document-statistic meta:object-count="340"/>
  </office:meta>
</office:document-meta>
</file>